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000000" loext:opacity="100%" style:font-name="Consolas" fo:font-size="10.5pt" style:font-name-asian="Times New Roman" style:font-size-asian="10.5pt" style:language-asian="en" style:country-asian="IN" style:font-name-complex="Times New Roman" style:font-size-complex="10.5pt"/>
    </style:style>
    <style:style style:name="T1" style:family="text">
      <style:text-properties fo:color="#000000" loext:opacity="100%" style:font-name="Consolas" fo:font-size="10.5pt" style:font-name-asian="Times New Roman" style:font-size-asian="10.5pt" style:language-asian="en" style:country-asian="IN" style:font-name-complex="Times New Roman" style:font-size-complex="10.5pt"/>
    </style:style>
    <style:style style:name="T2" style:family="text">
      <style:text-properties fo:color="#098658" loext:opacity="100%" style:font-name="Consolas" fo:font-size="10.5pt" style:font-name-asian="Times New Roman" style:font-size-asian="10.5pt" style:language-asian="en" style:country-asian="IN" style:font-name-complex="Times New Roman" style:font-size-complex="10.5pt"/>
    </style:style>
    <style:style style:name="T3" style:family="text">
      <style:text-properties fo:color="#008000" loext:opacity="100%" style:font-name="Consolas" fo:font-size="10.5pt" style:font-name-asian="Times New Roman" style:font-size-asian="10.5pt" style:language-asian="en" style:country-asian="IN" style:font-name-complex="Times New Roman" style:font-size-complex="10.5pt"/>
    </style:style>
    <style:style style:name="T4" style:family="text">
      <style:text-properties fo:color="#0000ff" loext:opacity="100%" style:font-name="Consolas" fo:font-size="10.5pt" style:font-name-asian="Times New Roman" style:font-size-asian="10.5pt" style:language-asian="en" style:country-asian="IN" style:font-name-complex="Times New Roman" style:font-size-complex="10.5pt"/>
    </style:style>
    <style:style style:name="T5" style:family="text">
      <style:text-properties fo:color="#a31515" loext:opacity="100%" style:font-name="Consolas" fo:font-size="10.5pt" style:font-name-asian="Times New Roman" style:font-size-asian="10.5pt" style:language-asian="en" style:country-asian="IN" style:font-name-complex="Times New Roman" style:font-size-complex="10.5pt"/>
    </style:style>
    <style:style style:name="T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ights=[</text:span><text:span text:style-name="T2">26</text:span><text:span text:style-name="T1">,</text:span><text:span text:style-name="T2">12</text:span><text:span text:style-name="T1">,</text:span><text:span text:style-name="T2">40</text:span><text:span text:style-name="T1">]</text:span></text:p>
      <text:p text:style-name="P1"><text:span text:style-name="T1">profits=[</text:span><text:span text:style-name="T2">35</text:span><text:span text:style-name="T1">,</text:span><text:span text:style-name="T2">50</text:span><text:span text:style-name="T1">,</text:span><text:span text:style-name="T2">70</text:span><text:span text:style-name="T1">]</text:span></text:p>
      <text:p text:style-name="P1"><text:span text:style-name="T1">capacity=</text:span><text:span text:style-name="T2">70</text:span></text:p>
      <text:p text:style-name="P2"/>
      <text:p text:style-name="P1"><text:span text:style-name="T3">#Calculate profit/weight ratio</text:span></text:p>
      <text:p text:style-name="P1"><text:span text:style-name="T1">ratio=[p/w </text:span><text:span text:style-name="T4">for</text:span><text:span text:style-name="T1"> p, w </text:span><text:span text:style-name="T4">in</text:span><text:span text:style-name="T1"> zip(profits, weights)]</text:span></text:p>
      <text:p text:style-name="P2"/>
      <text:p text:style-name="P1"><text:span text:style-name="T3">#Combine items into tuples</text:span></text:p>
      <text:p text:style-name="P1"><text:span text:style-name="T1">items=list(zip(weights,profits,ratio))</text:span></text:p>
      <text:p text:style-name="P2"/>
      <text:p text:style-name="P1"><text:span text:style-name="T3">#Define a function to return the ratio (third elements)</text:span></text:p>
      <text:p text:style-name="P1"><text:span text:style-name="T4">def</text:span><text:span text:style-name="T1"> get_ratio(item):</text:span></text:p>
      <text:p text:style-name="P1"><text:span text:style-name="T1">    </text:span><text:span text:style-name="T4">return</text:span><text:span text:style-name="T1"> item[</text:span><text:span text:style-name="T2">2</text:span><text:span text:style-name="T1">]</text:span></text:p>
      <text:p text:style-name="P2"/>
      <text:p text:style-name="P1"><text:span text:style-name="T3">#Sort items by ratio descending using the function</text:span></text:p>
      <text:p text:style-name="P1"><text:span text:style-name="T1">items.sort(key=get_ratio,reverse=</text:span><text:span text:style-name="T4">True</text:span><text:span text:style-name="T1">)</text:span></text:p>
      <text:p text:style-name="P2"/>
      <text:p text:style-name="P1"><text:span text:style-name="T1">total_profit=</text:span><text:span text:style-name="T2">0</text:span></text:p>
      <text:p text:style-name="P2"/>
      <text:p text:style-name="P1"><text:span text:style-name="T1">print(</text:span><text:span text:style-name="T5">"Parcle\tWeight\tProfit\tFraction Taken"</text:span><text:span text:style-name="T1">)</text:span></text:p>
      <text:p text:style-name="P1"><text:span text:style-name="T4">for</text:span><text:span text:style-name="T1"> i,(w,p,r)</text:span><text:span text:style-name="T4">in</text:span><text:span text:style-name="T1"> enumerate(items):</text:span></text:p>
      <text:p text:style-name="P1"><text:span text:style-name="T1">    </text:span><text:span text:style-name="T4">if</text:span><text:span text:style-name="T1"> capacity &gt;=w:</text:span></text:p>
      <text:p text:style-name="P1"><text:span text:style-name="T1">        fraction=</text:span><text:span text:style-name="T2">1</text:span></text:p>
      <text:p text:style-name="P1"><text:span text:style-name="T1">        capacity-=w</text:span></text:p>
      <text:p text:style-name="P1"><text:span text:style-name="T1">        total_profit +=p</text:span></text:p>
      <text:p text:style-name="P1"><text:span text:style-name="T1">    </text:span><text:span text:style-name="T4">else</text:span><text:span text:style-name="T1">:</text:span></text:p>
      <text:p text:style-name="P1"><text:span text:style-name="T1">        fraction=capacity/w</text:span></text:p>
      <text:p text:style-name="P1"><text:span text:style-name="T1">        total_profit +=p* fraction</text:span></text:p>
      <text:p text:style-name="P1"><text:span text:style-name="T1">        capacity=</text:span><text:span text:style-name="T2">0</text:span></text:p>
      <text:p text:style-name="P1"><text:span text:style-name="T1">    print(</text:span><text:span text:style-name="T4">f</text:span><text:span text:style-name="T5">"</text:span><text:span text:style-name="T1">{i+</text:span><text:span text:style-name="T2">1</text:span><text:span text:style-name="T1">}\t{w}\t{p}\t{fraction</text:span><text:span text:style-name="T4">:.2f</text:span><text:span text:style-name="T1">}</text:span><text:span text:style-name="T5">"</text:span><text:span text:style-name="T1">)</text:span></text:p>
      <text:p text:style-name="P1"><text:span text:style-name="T1">    </text:span><text:span text:style-name="T4">if</text:span><text:span text:style-name="T1"> capacity==</text:span><text:span text:style-name="T2">0</text:span><text:span text:style-name="T1">:</text:span></text:p>
      <text:p text:style-name="P1"><text:span text:style-name="T1">        </text:span><text:span text:style-name="T4">break</text:span></text:p>
      <text:p text:style-name="P1"><text:span text:style-name="T1">print(</text:span><text:span text:style-name="T4">f</text:span><text:span text:style-name="T5">"</text:span><text:span text:style-name="T1">\n</text:span><text:span text:style-name="T5">Total Profit: </text:span><text:span text:style-name="T1">{total_profit</text:span><text:span text:style-name="T4">:.2f</text:span><text:span text:style-name="T1">}</text:span><text:span text:style-name="T5">"</text:span><text:span text:style-name="T1">)</text:span></text:p>
      <text:p text:style-name="P2"/>
      <text:p text:style-name="Standard"><text:bookmark text:name="_GoBack"/></text:p>
      <text:p text:style-name="Standard"/>
      <text:p text:style-name="Standard">//OUTPUT –</text:p>
      <text:p text:style-name="Standard">Parcle <text:s/>Weight <text:s/>Profit <text:s/>Fraction Taken</text:p>
      <text:p text:style-name="Standard">1 <text:s text:c="6"/>12 <text:s text:c="5"/>50 <text:s text:c="5"/>1.00</text:p>
      <text:p text:style-name="Standard">2 <text:s text:c="6"/>40 <text:s text:c="5"/>70 <text:s text:c="5"/>1.00</text:p>
      <text:p text:style-name="Standard">3 <text:s text:c="6"/>26 <text:s text:c="5"/>35 <text:s text:c="5"/>0.69</text:p>
      <text:p text:style-name="Standard"/>
      <text:p text:style-name="Standard">Total Profit: 144.23 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s text:c="76"/>EXPERIMENT - 0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dc:creator>hp</dc:creator>
    <meta:editing-cycles>1</meta:editing-cycles>
    <meta:creation-date>2025-10-09T09:35:00</meta:creation-date>
    <dc:date>2025-10-09T09:39:00</dc:date>
    <meta:editing-duration>PT4M</meta:editing-duration>
    <meta:generator>LibreOffice/7.3.7.2$Linux_X86_64 LibreOffice_project/30$Build-2</meta:generator>
    <meta:document-statistic meta:table-count="0" meta:image-count="0" meta:object-count="0" meta:page-count="1" meta:paragraph-count="34" meta:word-count="90" meta:character-count="999" meta:non-whitespace-character-count="734"/>
    <meta:user-defined meta:name="AppVersion">15.0000</meta:user-defined>
    <meta:template xlink:type="simple" xlink:actuate="onRequest" xlink:title="Normal" xlink:href=""/>
  </office:meta>
</office:document-meta>
</file>